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tstrap</text:p>
      <text:p text:style-name="Standard"/>
      <text:p text:style-name="Standard">Lista de transmissões</text:p>
      <text:p text:style-name="Standard"/>
      <text:p text:style-name="Standard">cada transmissão tem:</text:p>
      <text:p text:style-name="Standard"><text:tab/>servidor</text:p>
      <text:p text:style-name="Standard"><text:tab/>posicao atual</text:p>
      <text:p text:style-name="Standard"><text:tab/>dados video (asf com o mantini)</text:p>
      <text:p text:style-name="Standard"><text:tab/>lista de participantes (incluindo o servidor)</text:p>
      <text:p text:style-name="Standard"/>
      <text:p text:style-name="Standard">cada participante tem</text:p>
      <text:p text:style-name="Standard"><text:tab/>id</text:p>
      <text:p text:style-name="Standard"><text:tab/>endereco externo (ip)</text:p>
      <text:p text:style-name="Standard"><text:tab/>endereco interno <text:s/>(ip)</text:p>
      <text:p text:style-name="Standard"><text:tab/>porta</text:p>
      <text:p text:style-name="Standard"><text:tab/>dados para o punch</text:p>
      <text:p text:style-name="Standard"><text:tab/>ultimo tempo de ping (time out do bootstrap)</text:p>
      <text:p text:style-name="Standard"/>
      <text:p text:style-name="Standard"/>
      <text:p text:style-name="Standard">Gerenciador de Punch</text:p>
      <text:p text:style-name="Standard"/>
      <text:p text:style-name="P1">Gerenciador de Streaming</text:p>
      <text:p text:style-name="Standard"/>
      <text:p text:style-name="Standard">Thread para criar um canal:</text:p>
      <text:p text:style-name="Standard"><text:tab/>mando meu id, senha, ip origem + porta</text:p>
      <text:p text:style-name="Standard"><text:tab/>metadados da midia</text:p>
      <text:p text:style-name="Standard"/>
      <text:p text:style-name="Standard">Se id e senha ok</text:p>
      <text:p text:style-name="Standard"><text:tab/>adcionar o novo canal na lista de canais </text:p>
      <text:p text:style-name="Standard"><text:tab/>adicionar o 1o usuario (dono do canal)</text:p>
      <text:p text:style-name="Standard"/>
      <text:p text:style-name="Standard">Thread para gerenciar o canal</text:p>
      <text:p text:style-name="Standard">gerenciador de streaming percorre lista de canais</text:p>
      <text:p text:style-name="Standard">retira os mortos</text:p>
      <text:p text:style-name="Standard"/>
      <text:p text:style-name="Standard"/>
      <text:p text:style-name="P1">Gerenciador de BootStrap</text:p>
      <text:p text:style-name="Standard"/>
      <text:p text:style-name="Standard"/>
      <text:p text:style-name="Standard">Lista de canais</text:p>
      <text:p text:style-name="Standard">Cada canal tem clientes</text:p>
      <text:p text:style-name="Standard"/>
      <text:p text:style-name="Standard">trhead para receber conexoes</text:p>
      <text:p text:style-name="Standard"/>
      <text:p text:style-name="Standard">thread para receber pings</text:p>
      <text:p text:style-name="Standard"/>
      <text:p text:style-name="Standard">resposta com lista de participantes</text:p>
      <text:p text:style-name="Standard"/>
      <text:p text:style-name="Standard">posição atual da midi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0-06-24T14:59:19</meta:creation-date>
    <dc:date>2010-06-28T15:34:44</dc:date>
    <dc:creator>Alex </dc:creator>
    <meta:editing-duration>PT08H29M48S</meta:editing-duration>
    <meta:editing-cycles>30</meta:editing-cycles>
    <meta:generator>OpenOffice.org/3.2$Linux OpenOffice.org_project/320m12$Build-9483</meta:generator>
    <meta:document-statistic meta:table-count="0" meta:image-count="0" meta:object-count="0" meta:page-count="1" meta:paragraph-count="32" meta:word-count="129" meta:character-count="783"/>
  </office:meta>
</office:document-meta>
</file>